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01405221517">
            <text:p>201405221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405041722">
            <text:p>2014050417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405041720">
            <text:p>2014050417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405212218">
            <text:p>2014052122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405241802">
            <text:p>20140524180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405191457">
            <text:p>2014051914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405191506">
            <text:p>2014051915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405221451">
            <text:p>2014052214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405051809">
            <text:p>20140505180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405221506">
            <text:p>20140522150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405221453">
            <text:p>20140522145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405231138">
            <text:p>2014052311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405202103">
            <text:p>201405202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405031632">
            <text:p>2014050316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405231148">
            <text:p>201405231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405201106">
            <text:p>201405201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405031629">
            <text:p>2014050316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405191507">
            <text:p>20140519150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405221519">
            <text:p>20140522151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1405231210">
            <text:p>2014052312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1405221502">
            <text:p>2014052215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0"/>
    <meta:generator>LibreOffice/3.5$Linux_X86_64 LibreOffice_project/350m1$Build-2</meta:generator>
  </office:meta>
</office:document-meta>
</file>